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draw:fill="solid" draw:fill-color="#729fcf" draw:opacity="100%" draw:stroke="solid" svg:stroke-width="0.02778in" svg:stroke-color="#3465a4" svg:stroke-opacity="100%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draw:fill="solid" draw:fill-color="#729fcf" draw:opacity="100%" draw:stroke="solid" svg:stroke-width="0.02778in" svg:stroke-color="#3465a4" svg:stroke-opacity="100%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solid" draw:fill-color="#729fcf" draw:opacity="100%" draw:stroke="solid" svg:stroke-width="0.02778in" svg:stroke-color="#3465a4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solid" draw:fill-color="#729fcf" draw:opacity="100%" draw:stroke="solid" svg:stroke-width="0.02778in" svg:stroke-color="#3465a4" svg:stroke-opacity="10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55in" style:font-size-asian="0.55in" style:font-size-complex="0.5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solid" draw:fill-color="#729fcf" draw:opacity="100%" draw:stroke="solid" svg:stroke-width="0.02778in" svg:stroke-color="#3465a4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in" fo:padding-bottom="0in" fo:padding-left="0in" fo:padding-right="0in" draw:textarea-vertical-align="middle" draw:textarea-horizontal-align="center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draw:fill="solid" draw:fill-color="#729fcf" draw:opacity="100%" draw:stroke="solid" svg:stroke-width="0.02778in" svg:stroke-color="#3465a4" svg:stroke-opacity="100%"/>
    </style: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7" draw:name="Shape 90" svg:x="0.75in" svg:y="0.64055in" svg:width="8.49961in" svg:height="1.60709in" presentation:class="title" presentation:placeholder="false">
          <draw:text-box>
            <text:p text:style-name="a536" text:class-names="" text:cond-style-name=""><text:span text:style-name="a535" text:class-names="">How the page looks when you click on a recipe:</text:span></text:p>
          </draw:text-box>
          <svg:title/>
          <svg:desc/>
        </draw:frame>
        <draw:frame draw:id="id74" presentation:style-name="a546" draw:name="Shape 91" svg:x="1.5in" svg:y="2.24803in" svg:width="6.99961in" svg:height="4.33583in" presentation:class="subtitle" presentation:placeholder="false">
          <draw:text-box>
            <text:p text:style-name="a539" text:class-names="" text:cond-style-name=""><text:span text:style-name="a538" text:class-names="">First page: ingredients</text:span></text:p>
            <text:p text:style-name="a541" text:class-names="" text:cond-style-name=""><text:span text:style-name="a540" text:class-names="">Second page: time</text:span></text:p>
            <text:p text:style-name="a543" text:class-names="" text:cond-style-name=""><text:span text:style-name="a542" text:class-names="">3rd page and afterwards: each step of the recipe (timer on a step if necessary)</text:span></text:p>
            <text:p text:style-name="a545" text:class-names="" text:cond-style-name=""><text:span text:style-name="a544" text:class-names="">Another feature: toggle view to compile all pages into 1 page <text:s text:c="1"/></text:span></text:p>
          </draw:text-box>
          <svg:title/>
          <svg:desc/>
        </draw:frame>
        <presentation:notes draw:style-name="a552">
          <draw:frame draw:id="id75" draw:style-name="a549" draw:name="Slide Number Placeholder 6" svg:x="4.67953in" svg:y="11.10827in" svg:width="3.5878in" svg:height="0.5842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  <draw:page-thumbnail draw:page-number="1" svg:x="1.25039in" svg:y="0.75in" svg:width="5in" svg:height="3.74961in" presentation:class="page" draw:id="id76" presentation:style-name="a550" draw:name="Shape 87">
            <svg:title/>
            <svg:desc/>
          </draw:page-thumbnail>
          <draw:frame draw:id="id77" presentation:style-name="a551" draw:name="Shape 88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553" draw:master-page-name="Master1-Layout7-blank-Blank" presentation:presentation-page-layout-name="Master1-PPL7" draw:id="Slide-257">
        <draw:frame draw:id="id78" presentation:style-name="a556" draw:name="Shape 96" svg:x="0.75in" svg:y="2.32992in" svg:width="8.49961in" svg:height="1.60709in" presentation:class="title" presentation:placeholder="false">
          <draw:text-box>
            <text:p text:style-name="a555" text:class-names="" text:cond-style-name=""><text:span text:style-name="a554" text:class-names="">Feature: Breakfast, Lunch and Dinner options</text:span></text:p>
          </draw:text-box>
          <svg:title/>
          <svg:desc/>
        </draw:frame>
        <draw:frame draw:id="id79" presentation:style-name="a559" draw:name="Shape 97" svg:x="1.5in" svg:y="4.25in" svg:width="6.99961in" svg:height="1.91614in" presentation:class="subtitle" presentation:placeholder="false">
          <draw:text-box>
            <text:p text:style-name="a558" text:class-names="" text:cond-style-name=""><text:span text:style-name="a557" text:class-names="">Suggestions – Organize these by different pages</text:span></text:p>
          </draw:text-box>
          <svg:title/>
          <svg:desc/>
        </draw:frame>
        <presentation:notes draw:style-name="a565">
          <draw:frame draw:id="id80" draw:style-name="a562" draw:name="Slide Number Placeholder 6" svg:x="4.67953in" svg:y="11.10827in" svg:width="3.5878in" svg:height="0.58425in">
            <draw:text-box>
              <text:p text:style-name="a561" text:class-names="" text:cond-style-name=""><text:span text:style-name="a560" text:class-names=""><text:page-number style:num-format="1" text:fixed="false"/></text:span></text:p>
            </draw:text-box>
            <svg:title/>
            <svg:desc/>
          </draw:frame>
          <draw:frame draw:id="id81" presentation:style-name="a563" draw:name="Shape 93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2" svg:x="1.25039in" svg:y="0.75in" svg:width="5in" svg:height="3.74961in" presentation:class="page" draw:id="id82" presentation:style-name="a564" draw:name="Shape 94">
            <svg:title/>
            <svg:desc/>
          </draw:page-thumbnail>
        </presentation:notes>
      </draw:page>
      <draw:page draw:name="page3" draw:style-name="a566" draw:master-page-name="Master1-Layout7-blank-Blank" presentation:presentation-page-layout-name="Master1-PPL7" draw:id="Slide-258">
        <draw:frame draw:id="id83" presentation:style-name="a569" draw:name="Shape 102" svg:x="0.75in" svg:y="1.45906in" svg:width="8.49961in" svg:height="2.47795in" presentation:class="title" presentation:placeholder="false">
          <draw:text-box>
            <text:p text:style-name="a568" text:class-names="" text:cond-style-name=""><text:span text:style-name="a567" text:class-names="">Feature: Section where user can search for recipes based on available ingredients</text:span></text:p>
          </draw:text-box>
          <svg:title/>
          <svg:desc/>
        </draw:frame>
        <draw:frame draw:id="id84" presentation:style-name="a572" draw:name="Shape 103" svg:x="1.5in" svg:y="4.25in" svg:width="6.99961in" svg:height="1.91614in" presentation:class="subtitle" presentation:placeholder="false">
          <draw:text-box>
            <text:p text:style-name="a571" text:class-names="" text:cond-style-name=""><text:span text:style-name="a570" text:class-names="">Notes --</text:span></text:p>
          </draw:text-box>
          <svg:title/>
          <svg:desc/>
        </draw:frame>
        <presentation:notes draw:style-name="a578">
          <draw:frame draw:id="id85" draw:style-name="a575" draw:name="Slide Number Placehold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frame draw:id="id86" presentation:style-name="a576" draw:name="Shape 99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3" svg:x="1.25039in" svg:y="0.75in" svg:width="5in" svg:height="3.74961in" presentation:class="page" draw:id="id87" presentation:style-name="a577" draw:name="Shape 100">
            <svg:title/>
            <svg:desc/>
          </draw:page-thumbnail>
        </presentation:notes>
      </draw:page>
      <draw:page draw:name="page4" draw:style-name="a579" draw:master-page-name="Master1-Layout7-blank-Blank" presentation:presentation-page-layout-name="Master1-PPL7" draw:id="Slide-259">
        <draw:frame draw:id="id88" presentation:style-name="a582" draw:name="Shape 108" svg:x="0.75in" svg:y="2.32992in" svg:width="8.49961in" svg:height="1.60709in" presentation:class="title" presentation:placeholder="false">
          <draw:text-box>
            <text:p text:style-name="a581" text:class-names="" text:cond-style-name=""><text:span text:style-name="a580" text:class-names="">Feature: User can mark favorite recipes to be saved</text:span></text:p>
          </draw:text-box>
          <svg:title/>
          <svg:desc/>
        </draw:frame>
        <draw:frame draw:id="id89" presentation:style-name="a585" draw:name="Shape 109" svg:x="1.5in" svg:y="4.25in" svg:width="6.99961in" svg:height="1.91614in" presentation:class="subtitle" presentation:placeholder="false">
          <draw:text-box>
            <text:p text:style-name="a584" text:class-names="" text:cond-style-name=""><text:span text:style-name="a583" text:class-names="">Notes --</text:span></text:p>
          </draw:text-box>
          <svg:title/>
          <svg:desc/>
        </draw:frame>
        <presentation:notes draw:style-name="a591">
          <draw:frame draw:id="id90" draw:style-name="a588" draw:name="Slide Number Placeholder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frame draw:id="id91" presentation:style-name="a589" draw:name="Shape 105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4" svg:x="1.25039in" svg:y="0.75in" svg:width="5in" svg:height="3.74961in" presentation:class="page" draw:id="id92" presentation:style-name="a590" draw:name="Shape 106">
            <svg:title/>
            <svg:desc/>
          </draw:page-thumbnail>
        </presentation:notes>
      </draw:page>
      <draw:page draw:name="page5" draw:style-name="a592" draw:master-page-name="Master1-Layout7-blank-Blank" presentation:presentation-page-layout-name="Master1-PPL7" draw:id="Slide-260">
        <draw:frame draw:id="id93" presentation:style-name="a595" draw:name="Shape 84" svg:x="0.75in" svg:y="0.60866in" svg:width="8.49961in" svg:height="1.60709in" presentation:class="title" presentation:placeholder="false">
          <draw:text-box>
            <text:p text:style-name="a594" text:class-names="" text:cond-style-name=""><text:span text:style-name="a593" text:class-names="">Feature: Search</text:span></text:p>
          </draw:text-box>
          <svg:title/>
          <svg:desc/>
        </draw:frame>
        <draw:frame draw:id="id94" presentation:style-name="a608" draw:name="Shape 85" svg:x="1.5in" svg:y="2.21654in" svg:width="6.99961in" svg:height="4.82559in" presentation:class="subtitle" presentation:placeholder="false">
          <draw:text-box>
            <text:p text:style-name="a597" text:class-names="" text:cond-style-name=""><text:span text:style-name="a596" text:class-names="">Notes:</text:span></text:p>
            <text:p text:style-name="a599" text:class-names="" text:cond-style-name=""><text:span text:style-name="a598" text:class-names="">Button: Search by favorites</text:span></text:p>
            <text:p text:style-name="a601" text:class-names="" text:cond-style-name=""><text:span text:style-name="a600" text:class-names="">Button: Search by recipe name</text:span></text:p>
            <text:p text:style-name="a603" text:class-names="" text:cond-style-name=""><text:span text:style-name="a602" text:class-names="">Button: search by ingredient</text:span></text:p>
            <text:p text:style-name="a605" text:class-names="" text:cond-style-name=""><text:span text:style-name="a604" text:class-names="">possibly filter by tags (difficulty, country of origin)</text:span></text:p>
            <text:p text:style-name="a607" text:class-names="" text:cond-style-name=""><text:span text:style-name="a606" text:class-names="">If we figure out how to: search bar (in 10 years)</text:span></text:p>
          </draw:text-box>
          <svg:title/>
          <svg:desc/>
        </draw:frame>
        <presentation:notes draw:style-name="a616">
          <draw:frame draw:id="id95" draw:style-name="a611" draw:name="Slide Number Placeholder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frame draw:id="id96" presentation:style-name="a614" draw:name="Shape 81" svg:x="0.75in" svg:y="4.75in" svg:width="5.99961in" svg:height="4.49961in" presentation:class="notes" presentation:placeholder="false">
            <draw:text-box>
              <text:p text:style-name="a613" text:class-names="" text:cond-style-name=""><text:span text:style-name="a612" text:class-names="">Assigned to:</text:span></text:p>
            </draw:text-box>
            <svg:title/>
            <svg:desc/>
          </draw:frame>
          <draw:page-thumbnail draw:page-number="5" svg:x="1.25039in" svg:y="0.75in" svg:width="5in" svg:height="3.74961in" presentation:class="page" draw:id="id97" presentation:style-name="a615" draw:name="Shape 82">
            <svg:title/>
            <svg:desc/>
          </draw:page-thumbnail>
        </presentation:notes>
      </draw:page>
      <draw:page draw:name="page6" draw:style-name="a617" draw:master-page-name="Master1-Layout7-blank-Blank" presentation:presentation-page-layout-name="Master1-PPL7" draw:id="Slide-261">
        <draw:frame draw:id="id98" presentation:style-name="a620" draw:name="Shape 114" svg:x="0.75in" svg:y="2.32992in" svg:width="8.49961in" svg:height="1.60709in" presentation:class="title" presentation:placeholder="false">
          <draw:text-box>
            <text:p text:style-name="a619" text:class-names="" text:cond-style-name=""><text:span text:style-name="a618" text:class-names="">Feature: Instructions will listed step by step with a toggle view w/ a timer on each step. Timer triggers notification</text:span></text:p>
          </draw:text-box>
          <svg:title/>
          <svg:desc/>
        </draw:frame>
        <draw:frame draw:id="id99" presentation:style-name="a623" draw:name="Shape 115" svg:x="1.5in" svg:y="4.25in" svg:width="6.99961in" svg:height="1.91614in" presentation:class="subtitle" presentation:placeholder="false">
          <draw:text-box>
            <text:p text:style-name="a622" text:class-names="" text:cond-style-name=""><text:span text:style-name="a621" text:class-names="">Notes --</text:span></text:p>
          </draw:text-box>
          <svg:title/>
          <svg:desc/>
        </draw:frame>
        <presentation:notes draw:style-name="a629">
          <draw:frame draw:id="id100" draw:style-name="a626" draw:name="Slide Number Placeholder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frame draw:id="id101" presentation:style-name="a627" draw:name="Shape 111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6" svg:x="1.25039in" svg:y="0.75in" svg:width="5in" svg:height="3.74961in" presentation:class="page" draw:id="id102" presentation:style-name="a628" draw:name="Shape 112">
            <svg:title/>
            <svg:desc/>
          </draw:page-thumbnail>
        </presentation:notes>
      </draw:page>
      <draw:page draw:name="page7" draw:style-name="a630" draw:master-page-name="Master1-Layout7-blank-Blank" presentation:presentation-page-layout-name="Master1-PPL7" draw:id="Slide-262">
        <draw:frame draw:id="id103" presentation:style-name="a633" draw:name="Shape 120" svg:x="0.75in" svg:y="2.32992in" svg:width="8.49961in" svg:height="1.60709in" presentation:class="title" presentation:placeholder="false">
          <draw:text-box>
            <text:p text:style-name="a632" text:class-names="" text:cond-style-name=""><text:span text:style-name="a631" text:class-names="">Feature: Timers built in</text:span></text:p>
          </draw:text-box>
          <svg:title/>
          <svg:desc/>
        </draw:frame>
        <draw:frame draw:id="id104" presentation:style-name="a636" draw:name="Shape 121" svg:x="1.5in" svg:y="4.25in" svg:width="6.99961in" svg:height="1.91614in" presentation:class="subtitle" presentation:placeholder="false">
          <draw:text-box>
            <text:p text:style-name="a635" text:class-names="" text:cond-style-name=""><text:span text:style-name="a634" text:class-names="">Notes --</text:span></text:p>
          </draw:text-box>
          <svg:title/>
          <svg:desc/>
        </draw:frame>
        <presentation:notes draw:style-name="a642">
          <draw:frame draw:id="id105" draw:style-name="a639" draw:name="Slide Number Placeholder 6" svg:x="4.67953in" svg:y="11.10827in" svg:width="3.5878in" svg:height="0.58425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frame draw:id="id106" presentation:style-name="a640" draw:name="Shape 117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7" svg:x="1.25039in" svg:y="0.75in" svg:width="5in" svg:height="3.74961in" presentation:class="page" draw:id="id107" presentation:style-name="a641" draw:name="Shape 118">
            <svg:title/>
            <svg:desc/>
          </draw:page-thumbnail>
        </presentation:notes>
      </draw:page>
      <draw:page draw:name="page8" draw:style-name="a643" draw:master-page-name="Master1-Layout7-blank-Blank" presentation:presentation-page-layout-name="Master1-PPL7" draw:id="Slide-263">
        <draw:frame draw:id="id108" presentation:style-name="a646" draw:name="Shape 126" svg:x="0.75in" svg:y="2.32992in" svg:width="8.49961in" svg:height="1.60709in" presentation:class="title" presentation:placeholder="false">
          <draw:text-box>
            <text:p text:style-name="a645" text:class-names="" text:cond-style-name=""><text:span text:style-name="a644" text:class-names="">Feature: Allergy warnings</text:span></text:p>
          </draw:text-box>
          <svg:title/>
          <svg:desc/>
        </draw:frame>
        <draw:frame draw:id="id109" presentation:style-name="a649" draw:name="Shape 127" svg:x="1.5in" svg:y="4.25in" svg:width="6.99961in" svg:height="1.91614in" presentation:class="subtitle" presentation:placeholder="false">
          <draw:text-box>
            <text:p text:style-name="a648" text:class-names="" text:cond-style-name=""><text:span text:style-name="a647" text:class-names="">Notes – Can filter out recipes with common allergies.</text:span></text:p>
          </draw:text-box>
          <svg:title/>
          <svg:desc/>
        </draw:frame>
        <presentation:notes draw:style-name="a655">
          <draw:frame draw:id="id110" draw:style-name="a652" draw:name="Slide Number Placeholder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frame draw:id="id111" presentation:style-name="a653" draw:name="Shape 123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8" svg:x="1.25039in" svg:y="0.75in" svg:width="5in" svg:height="3.74961in" presentation:class="page" draw:id="id112" presentation:style-name="a654" draw:name="Shape 124">
            <svg:title/>
            <svg:desc/>
          </draw:page-thumbnail>
        </presentation:notes>
      </draw:page>
      <draw:page draw:name="page9" draw:style-name="a656" draw:master-page-name="Master1-Layout7-blank-Blank" presentation:presentation-page-layout-name="Master1-PPL7" draw:id="Slide-264">
        <draw:frame draw:id="id113" presentation:style-name="a659" draw:name="Shape 132" svg:x="0.75in" svg:y="2.32992in" svg:width="8.49961in" svg:height="1.60709in" presentation:class="title" presentation:placeholder="false">
          <draw:text-box>
            <text:p text:style-name="a658" text:class-names="" text:cond-style-name=""><text:span text:style-name="a657" text:class-names="">Feature: User can input a food item and be given the different ways to prepare it</text:span></text:p>
          </draw:text-box>
          <svg:title/>
          <svg:desc/>
        </draw:frame>
        <draw:frame draw:id="id114" presentation:style-name="a662" draw:name="Shape 133" svg:x="1.5in" svg:y="4.25in" svg:width="6.99961in" svg:height="1.91614in" presentation:class="subtitle" presentation:placeholder="false">
          <draw:text-box>
            <text:p text:style-name="a661" text:class-names="" text:cond-style-name=""><text:span text:style-name="a660" text:class-names="">Notes --</text:span></text:p>
          </draw:text-box>
          <svg:title/>
          <svg:desc/>
        </draw:frame>
        <presentation:notes draw:style-name="a668">
          <draw:frame draw:id="id115" draw:style-name="a665" draw:name="Slide Number Placeholder 6" svg:x="4.67953in" svg:y="11.10827in" svg:width="3.5878in" svg:height="0.58425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frame draw:id="id116" presentation:style-name="a666" draw:name="Shape 129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9" svg:x="1.25039in" svg:y="0.75in" svg:width="5in" svg:height="3.74961in" presentation:class="page" draw:id="id117" presentation:style-name="a667" draw:name="Shape 130">
            <svg:title/>
            <svg:desc/>
          </draw:page-thumbnail>
        </presentation:notes>
      </draw:page>
      <draw:page draw:name="page10" draw:style-name="a669" draw:master-page-name="Master1-Layout7-blank-Blank" presentation:presentation-page-layout-name="Master1-PPL7" draw:id="Slide-265">
        <draw:frame draw:id="id118" presentation:style-name="a672" draw:name="Shape 138" svg:x="0.75in" svg:y="2.32992in" svg:width="8.49961in" svg:height="1.60709in" presentation:class="title" presentation:placeholder="false">
          <draw:text-box>
            <text:p text:style-name="a671" text:class-names="" text:cond-style-name=""><text:span text:style-name="a670" text:class-names="">Feature: Difficulty level for each recipe possibly modifiable. Low priority</text:span></text:p>
          </draw:text-box>
          <svg:title/>
          <svg:desc/>
        </draw:frame>
        <draw:frame draw:id="id119" presentation:style-name="a675" draw:name="Shape 139" svg:x="1.5in" svg:y="4.25in" svg:width="6.99961in" svg:height="1.91614in" presentation:class="subtitle" presentation:placeholder="false">
          <draw:text-box>
            <text:p text:style-name="a674" text:class-names="" text:cond-style-name=""><text:span text:style-name="a673" text:class-names="">Notes --</text:span></text:p>
          </draw:text-box>
          <svg:title/>
          <svg:desc/>
        </draw:frame>
        <presentation:notes draw:style-name="a681">
          <draw:frame draw:id="id120" draw:style-name="a678" draw:name="Slide Number Placeholder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frame draw:id="id121" presentation:style-name="a679" draw:name="Shape 135" svg:x="0.75in" svg:y="4.75in" svg:width="5.99961in" svg:height="4.49961in" presentation:class="notes" presentation:placeholder="true">
            <draw:text-box/>
            <svg:title/>
            <svg:desc/>
          </draw:frame>
          <draw:page-thumbnail draw:page-number="10" svg:x="1.25039in" svg:y="0.75in" svg:width="5in" svg:height="3.74961in" presentation:class="page" draw:id="id122" presentation:style-name="a680" draw:name="Shape 136">
            <svg:title/>
            <svg:desc/>
          </draw:page-thumbnail>
        </presentation:notes>
      </draw:page>
      <draw:page draw:name="page11" draw:style-name="a682" draw:master-page-name="Master1-Layout7-blank-Blank" presentation:presentation-page-layout-name="Master1-PPL7" draw:id="Slide-266">
        <draw:frame draw:id="id123" presentation:style-name="a685" draw:name="Title 1" svg:x="0.75in" svg:y="2.32992in" svg:width="8.49961in" svg:height="1.60709in" presentation:class="title" presentation:placeholder="false">
          <draw:text-box>
            <text:p text:style-name="a684" text:class-names="" text:cond-style-name=""><text:span text:style-name="a683" text:class-names=""><text:line-break/>Priority: HIGH<text:line-break/>Assigned: Monroe<text:line-break/>Details: List the recipes available with the selected filters</text:span></text:p>
          </draw:text-box>
          <svg:title/>
          <svg:desc/>
        </draw:frame>
        <draw:frame draw:id="id124" presentation:style-name="a695" draw:name="Text Placeholder 2" svg:x="0.5in" svg:y="1.75472in" svg:width="8.99961in" svg:height="4.34961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25" draw:style-name="a698" draw:name="Freeform 3">
          <svg:title/>
          <svg:desc/>
          <text:p text:style-name="a697" text:class-names="" text:cond-style-name=""><text:span text:style-name="a696" text:class-names="">Recipe Lis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08">
          <draw:frame draw:id="id126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127" presentation:style-name="a702" draw:name="Slide Image Placeholder 1">
            <svg:title/>
            <svg:desc/>
          </draw:page-thumbnail>
          <draw:frame draw:id="id128" presentation:style-name="a707" draw:name="Notes Placeholder 2" svg:x="0.82677in" svg:y="5.55394in" svg:width="6.61378in" svg:height="5.26142in" presentation:class="notes" presentation:placeholder="false">
            <draw:text-box>
              <text:p text:style-name="a704" text:class-names="" text:cond-style-name=""><text:span text:style-name="a703" text:class-names="">Customer questions:</text:span></text:p>
              <text:p text:style-name="a706" text:class-names="" text:cond-style-name=""><text:span text:style-name="a705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2" draw:style-name="a709" draw:master-page-name="Master1-Layout7-blank-Blank" presentation:presentation-page-layout-name="Master1-PPL7" draw:id="Slide-267">
        <draw:frame draw:id="id129" presentation:style-name="a712" draw:name="Title 1" svg:x="0.75in" svg:y="2.32953in" svg:width="8.49961in" svg:height="1.60709in" presentation:class="title" presentation:placeholder="false">
          <draw:text-box>
            <text:p text:style-name="a711" text:class-names="" text:cond-style-name=""><text:span text:style-name="a710" text:class-names=""><text:line-break/>Priority: ??<text:line-break/>Assigned: Victor<text:line-break/>Details: Ability to create a new recipe with the following fields: Name, Time, Rating, Tags,<text:line-break/> Breakfast/lunch/dinner, Ingredients (w/ quantity), Difficulty</text:span></text:p>
          </draw:text-box>
          <svg:title/>
          <svg:desc/>
        </draw:frame>
        <draw:frame draw:id="id130" presentation:style-name="a725" draw:name="Text Placeholder 2" svg:x="0.5in" svg:y="1.75472in" svg:width="8.99961in" svg:height="4.34961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line-break/></text:span></text:p>
              </text:list-item>
            </text:list>
          </draw:text-box>
          <svg:title/>
          <svg:desc/>
        </draw:frame>
        <draw:custom-shape svg:x="1.4in" svg:y="0.9in" svg:width="7.2in" svg:height="1.5in" draw:id="id131" draw:style-name="a728" draw:name="Freeform 3">
          <svg:title/>
          <svg:desc/>
          <text:p text:style-name="a727" text:class-names="" text:cond-style-name=""><text:span text:style-name="a726" text:class-names="">Recipe Create Pag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38">
          <draw:frame draw:id="id132" draw:style-name="a731" draw:name="Slide Number Placeholder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33" presentation:style-name="a732" draw:name="Slide Image Placeholder 1">
            <svg:title/>
            <svg:desc/>
          </draw:page-thumbnail>
          <draw:frame draw:id="id134" presentation:style-name="a737" draw:name="Notes Placeholder 2" svg:x="0.82677in" svg:y="5.55394in" svg:width="6.61378in" svg:height="5.26142in" presentation:class="notes" presentation:placeholder="false">
            <draw:text-box>
              <text:p text:style-name="a734" text:class-names="" text:cond-style-name=""><text:span text:style-name="a733" text:class-names="">Customer questions:</text:span></text:p>
              <text:p text:style-name="a736" text:class-names="" text:cond-style-name=""><text:span text:style-name="a735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3" draw:style-name="a739" draw:master-page-name="Master1-Layout7-blank-Blank" presentation:presentation-page-layout-name="Master1-PPL7" draw:id="Slide-268">
        <draw:frame draw:id="id135" presentation:style-name="a748" draw:name="Title 1" svg:x="0.75in" svg:y="2.25906in" svg:width="8.49961in" svg:height="1.74843in" presentation:class="title" presentation:placeholder="false">
          <draw:text-box>
            <text:p text:style-name="a741" text:class-names="" text:cond-style-name=""><text:span text:style-name="a740" text:class-names=""><text:line-break/>Assigned: Hannah-Mary-suckgang Venezuela<text:line-break/>Priority: High<text:line-break/><text:line-break/>First page: ingredients</text:span></text:p>
            <text:p text:style-name="a743" text:class-names="" text:cond-style-name=""><text:span text:style-name="a742" text:class-names="">Second page: time</text:span></text:p>
            <text:p text:style-name="a745" text:class-names="" text:cond-style-name=""><text:span text:style-name="a744" text:class-names="">3rd page and afterwards: each step of the recipe (timer on a step if necessary)</text:span></text:p>
            <text:p text:style-name="a747" text:class-names="" text:cond-style-name=""><text:span text:style-name="a746" text:class-names="">Another feature: toggle view to compile all pages into 1 page <text:s text:c="1"/></text:span></text:p>
          </draw:text-box>
          <svg:title/>
          <svg:desc/>
        </draw:frame>
        <draw:frame draw:id="id136" presentation:style-name="a758" draw:name="Text Placeholder 2" svg:x="0.5in" svg:y="1.75472in" svg:width="8.99961in" svg:height="4.34961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37" draw:style-name="a761" draw:name="Freeform 3">
          <svg:title/>
          <svg:desc/>
          <text:p text:style-name="a760" text:class-names="" text:cond-style-name=""><text:span text:style-name="a759" text:class-names="">Recipe Item Vie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71">
          <draw:frame draw:id="id138" draw:style-name="a764" draw:name="Slide Number Placeholder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425in" presentation:class="page" draw:id="id139" presentation:style-name="a765" draw:name="Slide Image Placeholder 1">
            <svg:title/>
            <svg:desc/>
          </draw:page-thumbnail>
          <draw:frame draw:id="id140" presentation:style-name="a770" draw:name="Notes Placeholder 2" svg:x="0.82677in" svg:y="5.55394in" svg:width="6.61378in" svg:height="5.26142in" presentation:class="notes" presentation:placeholder="false">
            <draw:text-box>
              <text:p text:style-name="a767" text:class-names="" text:cond-style-name=""><text:span text:style-name="a766" text:class-names="">Customer questions:</text:span></text:p>
              <text:p text:style-name="a769" text:class-names="" text:cond-style-name=""><text:span text:style-name="a768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4" draw:style-name="a772" draw:master-page-name="Master1-Layout7-blank-Blank" presentation:presentation-page-layout-name="Master1-PPL7" draw:id="Slide-269">
        <draw:frame draw:id="id141" presentation:style-name="a775" draw:name="Title 1" svg:x="0.75in" svg:y="2.32953in" svg:width="8.49961in" svg:height="1.60709in" presentation:class="title" presentation:placeholder="false">
          <draw:text-box>
            <text:p text:style-name="a774" text:class-names="" text:cond-style-name=""><text:span text:style-name="a773" text:class-names=""><text:line-break/>Priority: Low<text:line-break/>Assigned: Trung<text:line-break/>Details: Timer for amount of time defined in recipe, triggers notification/timer noises</text:span></text:p>
          </draw:text-box>
          <svg:title/>
          <svg:desc/>
        </draw:frame>
        <draw:frame draw:id="id142" presentation:style-name="a785" draw:name="Text Placeholder 2" svg:x="0.5in" svg:y="1.75472in" svg:width="8.99961in" svg:height="4.34961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43" draw:style-name="a788" draw:name="Freeform 3">
          <svg:title/>
          <svg:desc/>
          <text:p text:style-name="a787" text:class-names="" text:cond-style-name=""><text:span text:style-name="a786" text:class-names="">Tim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98">
          <draw:frame draw:id="id144" draw:style-name="a791" draw:name="Slide Number Placeholder 6" svg:x="4.67953in" svg:y="11.10827in" svg:width="3.5878in" svg:height="0.58425in">
            <draw:text-box>
              <text:p text:style-name="a790" text:class-names="" text:cond-style-name=""><text:span text:style-name="a789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145" presentation:style-name="a792" draw:name="Slide Image Placeholder 1">
            <svg:title/>
            <svg:desc/>
          </draw:page-thumbnail>
          <draw:frame draw:id="id146" presentation:style-name="a797" draw:name="Notes Placeholder 2" svg:x="0.82677in" svg:y="5.55394in" svg:width="6.61378in" svg:height="5.26142in" presentation:class="notes" presentation:placeholder="false">
            <draw:text-box>
              <text:p text:style-name="a794" text:class-names="" text:cond-style-name=""><text:span text:style-name="a793" text:class-names="">Customer questions:</text:span></text:p>
              <text:p text:style-name="a796" text:class-names="" text:cond-style-name=""><text:span text:style-name="a795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5" draw:style-name="a799" draw:master-page-name="Master1-Layout7-blank-Blank" presentation:presentation-page-layout-name="Master1-PPL7" draw:id="Slide-270">
        <draw:frame draw:id="id147" presentation:style-name="a814" draw:name="Title 1" svg:x="0.75in" svg:y="1.24896in" svg:width="8.49961in" svg:height="3.76979in" presentation:class="title" presentation:placeholder="false">
          <draw:text-box>
            <text:p text:style-name="a813" text:class-names="" text:cond-style-name=""><text:span text:style-name="a800" text:class-names=""><text:line-break/><text:line-break/><text:line-break/><text:line-break/>Priority: High<text:line-break/>Assigned: Cliff<text:line-break/>Details: Create recipe object <text:line-break/>Fields: Time (</text:span><text:span text:style-name="a801" text:class-names="">int</text:span><text:span text:style-name="a802" text:class-names="">) minutes<text:line-break/>name (string)<text:line-break/>Rating (</text:span><text:span text:style-name="a803" text:class-names="">int</text:span><text:span text:style-name="a804" text:class-names="">)<text:line-break/>Tags<text:s text:c="1"/></text:span><text:span text:style-name="a805" text:class-names="">(array of<text:s text:c="1"/></text:span><text:span text:style-name="a806" text:class-names="">strings)<text:line-break/>Ingredients (separate class (name (string), amount(</text:span><text:span text:style-name="a807" text:class-names="">int</text:span><text:span text:style-name="a808" text:class-names="">), metric(string))<text:line-break/>Difficulty (</text:span><text:span text:style-name="a809" text:class-names="">int</text:span><text:span text:style-name="a810" text:class-names="">)<text:line-break/>Last used (string)<text:line-break/>Steps (Array of strings[])<text:line-break/>Time per step(array of<text:s text:c="1"/></text:span><text:span text:style-name="a811" text:class-names="">ints</text:span><text:span text:style-name="a812" text:class-names="">[]) minutes</text:span></text:p>
          </draw:text-box>
          <svg:title/>
          <svg:desc/>
        </draw:frame>
        <draw:custom-shape svg:x="1.3998in" svg:y="0.38116in" svg:width="7.2in" svg:height="1.5in" draw:id="id148" draw:style-name="a817" draw:name="Freeform 3">
          <svg:title/>
          <svg:desc/>
          <text:p text:style-name="a816" text:class-names="" text:cond-style-name=""><text:span text:style-name="a815" text:class-names="">Recipe Objec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27">
          <draw:frame draw:id="id149" draw:style-name="a820" draw:name="Slide Number Placeholder 6" svg:x="4.67953in" svg:y="11.10827in" svg:width="3.5878in" svg:height="0.58425in">
            <draw:text-box>
              <text:p text:style-name="a819" text:class-names="" text:cond-style-name=""><text:span text:style-name="a81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50" presentation:style-name="a821" draw:name="Slide Image Placeholder 1">
            <svg:title/>
            <svg:desc/>
          </draw:page-thumbnail>
          <draw:frame draw:id="id151" presentation:style-name="a826" draw:name="Notes Placeholder 2" svg:x="0.82677in" svg:y="5.55394in" svg:width="6.61378in" svg:height="5.26142in" presentation:class="notes" presentation:placeholder="false">
            <draw:text-box>
              <text:p text:style-name="a823" text:class-names="" text:cond-style-name=""><text:span text:style-name="a822" text:class-names="">Customer questions:</text:span></text:p>
              <text:p text:style-name="a825" text:class-names="" text:cond-style-name=""><text:span text:style-name="a824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6" draw:style-name="a828" draw:master-page-name="Master1-Layout7-blank-Blank" presentation:presentation-page-layout-name="Master1-PPL7" draw:id="Slide-271">
        <draw:frame draw:id="id152" presentation:style-name="a831" draw:name="Title 1" svg:x="0.75in" svg:y="2.32953in" svg:width="8.49961in" svg:height="1.60709in" presentation:class="title" presentation:placeholder="false">
          <draw:text-box>
            <text:p text:style-name="a830" text:class-names="" text:cond-style-name=""><text:span text:style-name="a829" text:class-names=""><text:line-break/><text:line-break/>Priority: High<text:line-break/>Assigned: Trung<text:line-break/>Details: Filter by tags, difficulty, rating, allergy</text:span></text:p>
          </draw:text-box>
          <svg:title/>
          <svg:desc/>
        </draw:frame>
        <draw:frame draw:id="id153" presentation:style-name="a841" draw:name="Text Placeholder 2" svg:x="0.5in" svg:y="1.75472in" svg:width="8.99961in" svg:height="4.34961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54" draw:style-name="a844" draw:name="Freeform 3">
          <svg:title/>
          <svg:desc/>
          <text:p text:style-name="a843" text:class-names="" text:cond-style-name=""><text:span text:style-name="a842" text:class-names="">Filter opt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54">
          <draw:frame draw:id="id155" draw:style-name="a847" draw:name="Slide Number Placeholder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425in" presentation:class="page" draw:id="id156" presentation:style-name="a848" draw:name="Slide Image Placeholder 1">
            <svg:title/>
            <svg:desc/>
          </draw:page-thumbnail>
          <draw:frame draw:id="id157" presentation:style-name="a853" draw:name="Notes Placeholder 2" svg:x="0.82677in" svg:y="5.55394in" svg:width="6.61378in" svg:height="5.26142in" presentation:class="notes" presentation:placeholder="false">
            <draw:text-box>
              <text:p text:style-name="a850" text:class-names="" text:cond-style-name=""><text:span text:style-name="a849" text:class-names="">Customer questions:</text:span></text:p>
              <text:p text:style-name="a852" text:class-names="" text:cond-style-name=""><text:span text:style-name="a851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7" draw:style-name="a855" draw:master-page-name="Master1-Layout7-blank-Blank" presentation:presentation-page-layout-name="Master1-PPL7" draw:id="Slide-272">
        <draw:frame draw:id="id158" presentation:style-name="a858" draw:name="Title 1" svg:x="0.75in" svg:y="2.32953in" svg:width="8.49961in" svg:height="1.60709in" presentation:class="title" presentation:placeholder="false">
          <draw:text-box>
            <text:p text:style-name="a857" text:class-names="" text:cond-style-name=""><text:span text:style-name="a856" text:class-names=""><text:line-break/><text:line-break/>Priority: High<text:line-break/>Assigned: Trung<text:line-break/>Details: Filter by tags, difficulty, rating, allergy</text:span></text:p>
          </draw:text-box>
          <svg:title/>
          <svg:desc/>
        </draw:frame>
        <draw:frame draw:id="id159" presentation:style-name="a868" draw:name="Text Placeholder 2" svg:x="0.5in" svg:y="1.75472in" svg:width="8.99961in" svg:height="4.34961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custom-shape svg:x="1.4in" svg:y="0.9in" svg:width="7.2in" svg:height="1.5in" draw:id="id160" draw:style-name="a871" draw:name="Freeform 3">
          <svg:title/>
          <svg:desc/>
          <text:p text:style-name="a870" text:class-names="" text:cond-style-name=""><text:span text:style-name="a869" text:class-names="">Step Clas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81">
          <draw:frame draw:id="id161" draw:style-name="a874" draw:name="Slide Number Placeholder 6" svg:x="4.67953in" svg:y="11.10827in" svg:width="3.5878in" svg:height="0.58425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425in" presentation:class="page" draw:id="id162" presentation:style-name="a875" draw:name="Slide Image Placeholder 1">
            <svg:title/>
            <svg:desc/>
          </draw:page-thumbnail>
          <draw:frame draw:id="id163" presentation:style-name="a880" draw:name="Notes Placeholder 2" svg:x="0.82677in" svg:y="5.55394in" svg:width="6.61378in" svg:height="5.26142in" presentation:class="notes" presentation:placeholder="false">
            <draw:text-box>
              <text:p text:style-name="a877" text:class-names="" text:cond-style-name=""><text:span text:style-name="a876" text:class-names="">Customer questions:</text:span></text:p>
              <text:p text:style-name="a879" text:class-names="" text:cond-style-name=""><text:span text:style-name="a878" text:class-names="">What details on each list item? What actions possible? Which menu buttons (assuming create, sort)</text:span></text:p>
            </draw:text-box>
            <svg:title/>
            <svg:desc/>
          </draw:frame>
        </presentation:notes>
      </draw:page>
      <draw:page draw:name="page18" draw:style-name="a882" draw:master-page-name="Master1-Layout7-blank-Blank" presentation:presentation-page-layout-name="Master1-PPL7" draw:id="Slide-273">
        <draw:frame draw:id="id164" presentation:style-name="a883" draw:name="Title 1" svg:x="0.75in" svg:y="2.32992in" svg:width="8.49961in" svg:height="1.60709in" presentation:class="title" presentation:placeholder="true">
          <draw:text-box/>
          <svg:title/>
          <svg:desc/>
        </draw:frame>
        <draw:frame draw:id="id165" presentation:style-name="a884" draw:name="Subtitle 2" svg:x="0.5in" svg:y="1.75472in" svg:width="8.99961in" svg:height="4.34961in" presentation:class="subtitle" presentation:placeholder="true">
          <draw:text-box/>
          <svg:title/>
          <svg:desc/>
        </draw:frame>
        <presentation:notes draw:style-name="a890">
          <draw:frame draw:id="id166" draw:style-name="a887" draw:name="Slide Number Placeholder 6" svg:x="4.67953in" svg:y="11.10827in" svg:width="3.5878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425in" presentation:class="page" draw:id="id167" presentation:style-name="a888" draw:name="Slide Image Placeholder 1">
            <svg:title/>
            <svg:desc/>
          </draw:page-thumbnail>
          <draw:frame draw:id="id168" presentation:style-name="a8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le and Content">
      <presentation:placeholder presentation:object="title" svg:x="0.75in" svg:y="2.32992in" svg:width="8.49961in" svg:height="1.60709in"/>
      <presentation:placeholder presentation:object="object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Two Content">
      <presentation:placeholder presentation:object="title" svg:x="0.75in" svg:y="2.32992in" svg:width="8.49961in" svg:height="1.60709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le Only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le and Vertical Text">
      <presentation:placeholder presentation:object="title" svg:x="0.75in" svg:y="2.32992in" svg:width="8.49961in" svg:height="1.60709in"/>
      <presentation:placeholder presentation:object="outline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cal Title and Text">
      <presentation:placeholder presentation:object="title" svg:x="7.25in" svg:y="1.75521in" svg:width="2.25in" svg:height="4.34896in"/>
      <presentation:placeholder presentation:object="outline" svg:x="0.5in" svg:y="1.75521in" svg:width="6.58333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UMing HK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Title-Slide" style:page-layout-name="pageLayout1" draw:style-name="a0">
      <draw:frame draw:id="id0" presentation:style-name="a3" draw:name="Shape 12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Shape 14" svg:x="0.5in" svg:y="6.95157in" svg:width="2.33307in" svg:height="0.39882in" presentation:class="date-tim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Shape 15" svg:x="3.41653in" svg:y="6.95157in" svg:width="3.16614in" svg:height="0.39882in" presentation:class="footer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Shape 16" svg:x="7.16654in" svg:y="6.95157in" svg:width="2.33307in" svg:height="0.39882in" presentation:class="page-number" presentation:placeholder="false">
        <draw:text-box>
          <text:p text:style-name="a11" text:class-names="" text:cond-style-name=""><text:span text:style-name="a10" text:class-names=""><text:page-number style:num-format="1" text:fixed="false"/></text:span></text:p>
        </draw:text-box>
        <svg:title/>
        <svg:desc/>
      </draw:frame>
      <draw:frame draw:id="id4" presentation:style-name="a28" draw:name="Text Placeholder 5" svg:x="0.5in" svg:y="1.75472in" svg:width="8.99961in" svg:height="4.3496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25in" svg:y="1.22743in" svg:width="7.5in" svg:height="2.61111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25in" svg:y="3.93924in" svg:width="7.5in" svg:height="1.8107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in" svg:y="6.95157in" svg:width="2.33307in" svg:height="0.39882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41653in" svg:y="6.95157in" svg:width="3.16614in" svg:height="0.39882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16654in" svg:y="6.95157in" svg:width="2.33307in" svg:height="0.39882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75in" svg:y="2.32992in" svg:width="8.49961in" svg:height="1.60709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in" svg:y="1.75472in" svg:width="8.99961in" svg:height="4.34961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in" svg:y="6.95157in" svg:width="2.33307in" svg:height="0.39882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41653in" svg:y="6.95157in" svg:width="3.16614in" svg:height="0.39882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16654in" svg:y="6.95157in" svg:width="2.33307in" svg:height="0.39882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68229in" svg:y="1.86979in" svg:width="8.625in" svg:height="3.11979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68229in" svg:y="5.0191in" svg:width="8.625in" svg:height="1.64062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in" svg:y="6.95157in" svg:width="2.33307in" svg:height="0.39882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41653in" svg:y="6.95157in" svg:width="3.16614in" svg:height="0.3988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16654in" svg:y="6.95157in" svg:width="2.33307in" svg:height="0.3988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75in" svg:y="2.32992in" svg:width="8.49961in" svg:height="1.60709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in" svg:y="1.75521in" svg:width="4.41667in" svg:height="4.34896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08333in" svg:y="1.75521in" svg:width="4.41667in" svg:height="4.3489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in" svg:y="6.95157in" svg:width="2.33307in" svg:height="0.39882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41653in" svg:y="6.95157in" svg:width="3.16614in" svg:height="0.39882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16654in" svg:y="6.95157in" svg:width="2.33307in" svg:height="0.39882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68924in" svg:y="0.39931in" svg:width="8.62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68924in" svg:y="1.83854in" svg:width="4.2309in" svg:height="0.9010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68924in" svg:y="2.73958in" svg:width="4.2309in" svg:height="4.02951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0625in" svg:y="1.83854in" svg:width="4.25174in" svg:height="0.90104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0625in" svg:y="2.73958in" svg:width="4.25174in" svg:height="4.02951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in" svg:y="6.95157in" svg:width="2.33307in" svg:height="0.39882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41653in" svg:y="6.95157in" svg:width="3.16614in" svg:height="0.39882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16654in" svg:y="6.95157in" svg:width="2.33307in" svg:height="0.39882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75in" svg:y="2.32992in" svg:width="8.49961in" svg:height="1.60709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in" svg:y="6.95157in" svg:width="2.33307in" svg:height="0.39882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41653in" svg:y="6.95157in" svg:width="3.16614in" svg:height="0.39882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16654in" svg:y="6.95157in" svg:width="2.33307in" svg:height="0.3988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in" svg:y="6.95157in" svg:width="2.33307in" svg:height="0.39882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41653in" svg:y="6.95157in" svg:width="3.16614in" svg:height="0.39882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16654in" svg:y="6.95157in" svg:width="2.33307in" svg:height="0.39882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68924in" svg:y="0.5in" svg:width="3.22569in" svg:height="1.75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25174in" svg:y="1.07986in" svg:width="5.0625in" svg:height="5.32986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68924in" svg:y="2.25in" svg:width="3.22569in" svg:height="4.168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in" svg:y="6.95157in" svg:width="2.33307in" svg:height="0.39882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41653in" svg:y="6.95157in" svg:width="3.16614in" svg:height="0.39882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16654in" svg:y="6.95157in" svg:width="2.33307in" svg:height="0.39882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68924in" svg:y="0.5in" svg:width="3.22569in" svg:height="1.75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25174in" svg:y="1.07986in" svg:width="5.0625in" svg:height="5.32986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in" svg:y="6.95157in" svg:width="2.33307in" svg:height="0.39882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41653in" svg:y="6.95157in" svg:width="3.16614in" svg:height="0.39882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16654in" svg:y="6.95157in" svg:width="2.33307in" svg:height="0.39882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75in" svg:y="2.32992in" svg:width="8.49961in" svg:height="1.60709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in" svg:y="1.75472in" svg:width="8.99961in" svg:height="4.3496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in" svg:y="6.95157in" svg:width="2.33307in" svg:height="0.39882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41653in" svg:y="6.95157in" svg:width="3.16614in" svg:height="0.39882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16654in" svg:y="6.95157in" svg:width="2.33307in" svg:height="0.3988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25in" svg:y="1.75521in" svg:width="2.25in" svg:height="4.34896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in" svg:y="1.75521in" svg:width="6.58333in" svg:height="4.34896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in" svg:y="6.95157in" svg:width="2.33307in" svg:height="0.39882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41653in" svg:y="6.95157in" svg:width="3.16614in" svg:height="0.39882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16654in" svg:y="6.95157in" svg:width="2.33307in" svg:height="0.39882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25478in" svg:height="0.49967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24518in" svg:y="0in" svg:width="3.25478in" svg:height="0.4996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9.50017in" svg:width="3.25478in" svg:height="0.4996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24518in" svg:y="9.50017in" svg:width="3.25478in" svg:height="0.49967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w the page looks when you click on a recipe:</dc:title>
    <dc:creator>Cliff</dc:creator>
    <dc:date>2016-02-01T09:03:01Z</dc:date>
    <meta:editing-cycles>10</meta:editing-cycles>
    <meta:editing-duration>PT3668S</meta:editing-duration>
    <meta:document-statistic meta:paragraph-count="87" meta:word-count="413"/>
  </office:meta>
</office:document-meta>
</file>